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text-align="justify" fo:line-height="150%"/>
      <style:text-properties style:font-name="Times New Roman"/>
    </style:style>
    <style:style style:name="P2" style:parent-style-name="Normal" style:family="paragraph">
      <style:paragraph-properties fo:text-align="justify" fo:line-height="150%"/>
      <style:text-properties style:font-name="Times New Roman"/>
    </style:style>
    <style:style style:name="P3" style:parent-style-name="Título1" style:family="paragraph">
      <style:paragraph-properties fo:text-align="justify" fo:line-height="150%"/>
      <style:text-properties style:font-name="Times New Roman" fo:font-size="14pt" style:font-size-asian="14pt" style:font-size-complex="14pt"/>
    </style:style>
    <style:style style:name="P4" style:parent-style-name="Título1" style:family="paragraph">
      <style:paragraph-properties fo:text-align="justify" fo:line-height="150%"/>
      <style:text-properties style:font-name="Times New Roman" fo:font-size="14pt" style:font-size-asian="14pt" style:font-size-complex="14pt"/>
    </style:style>
    <style:style style:name="P5" style:parent-style-name="Normal" style:family="paragraph">
      <style:paragraph-properties fo:text-align="justify" fo:line-height="150%"/>
      <style:text-properties style:font-name="Times New Roman"/>
    </style:style>
    <style:style style:name="P6" style:parent-style-name="Normal" style:family="paragraph">
      <style:text-properties style:font-name="Times New Roman" style:font-name-asian="Times New Roman" style:letter-kerning="false" fo:font-size="12pt" style:font-size-asian="12pt" style:font-size-complex="12pt" style:language-asian="es" style:country-asian="ES"/>
    </style:style>
    <style:style style:name="P7" style:parent-style-name="Título1" style:family="paragraph">
      <style:paragraph-properties fo:text-align="justify" fo:line-height="150%"/>
      <style:text-properties style:font-name="Times New Roman" fo:font-size="14pt" style:font-size-asian="14pt" style:font-size-complex="14pt" style:language-asian="es" style:country-asian="ES"/>
    </style:style>
    <style:style style:name="P8" style:parent-style-name="Normal" style:family="paragraph">
      <style:paragraph-properties fo:text-align="justify" fo:line-height="150%"/>
      <style:text-properties style:font-name="Times New Roman" style:language-asian="es" style:country-asian="ES"/>
    </style:style>
    <style:style style:name="P9"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0"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1"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2"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3"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4"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5"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6"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17" style:parent-style-name="Título1" style:family="paragraph">
      <style:paragraph-properties fo:text-align="justify" fo:line-height="150%"/>
      <style:text-properties style:font-name="Times New Roman" fo:font-size="14pt" style:font-size-asian="14pt" style:font-size-complex="14pt" style:language-asian="es" style:country-asian="ES"/>
    </style:style>
    <style:style style:name="P18" style:parent-style-name="Normal" style:family="paragraph">
      <style:text-properties style:language-asian="es" style:country-asian="ES"/>
    </style:style>
    <style:style style:name="P19"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0"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1"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2"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3"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4"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5" style:parent-style-name="Título1" style:family="paragraph">
      <style:paragraph-properties fo:text-align="justify" fo:line-height="150%"/>
      <style:text-properties style:font-name="Times New Roman" fo:font-size="14pt" style:font-size-asian="14pt" style:font-size-complex="14pt" style:language-asian="es" style:country-asian="ES"/>
    </style:style>
    <style:style style:name="P26" style:parent-style-name="Normal" style:family="paragraph">
      <style:paragraph-properties fo:text-align="justify" fo:line-height="150%"/>
      <style:text-properties style:font-name="Times New Roman" fo:font-size="12pt" style:font-size-asian="12pt" style:font-size-complex="12pt" style:language-asian="es" style:country-asian="ES"/>
    </style:style>
    <style:style style:name="P27"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8"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29"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30"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31"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32" style:parent-style-name="Párrafodelista" style:family="paragraph">
      <style:paragraph-properties fo:text-align="justify" fo:line-height="150%"/>
      <style:text-properties style:font-name="Times New Roman" fo:font-size="12pt" style:font-size-asian="12pt" style:font-size-complex="12pt" style:language-asian="es" style:country-asian="ES"/>
    </style:style>
    <style:style style:name="P33" style:parent-style-name="Normal" style:family="paragraph">
      <style:paragraph-properties fo:line-height="150%"/>
      <style:text-properties style:language-asian="es" style:country-asian="ES"/>
    </style:style>
  </office:automatic-styles>
  <office:body>
    <office:text text:use-soft-page-breaks="true">
      <text:p text:style-name="P1">RESTAURANTE SHANGAI</text:p>
      <text:p text:style-name="P2">MIGUEL ANTÓN ORTIZ</text:p>
      <text:h text:style-name="P3" text:outline-level="1">TITULO DEL PROYECTO:</text:h>
      <text:p text:style-name="Normal">Restaurante Shangai</text:p>
      <text:h text:style-name="P4" text:outline-level="1">DEFINICION DEL PROYECTO:</text:h>
      <text:p text:style-name="P5"/>
      <text:p text:style-name="P6">El objetivo de este proyecto es diseñar y desarrollar una plataforma web integral para un restaurante que permita a los clientes acceder a la carta en línea, realizar pedidos en línea con pasarela de pago, realizar reservas de mesa en línea y, en última instancia, mejorar la experiencia general del cliente. La aplicación también deberá proporcionar herramientas de administración para el personal del restaurante para gestionar pedidos y<text:s/>de la impresión de los mismos y la gestión de las<text:s/>reservas.</text:p>
      <text:h text:style-name="P7" text:outline-level="1">ASIGNATURAS DEL CICLO EN LAS QUE LOS ALUMNOS SE APOYARAN:</text:h>
      <text:p text:style-name="P8"/>
      <text:p text:style-name="P9">PROGRAMACIÓN</text:p>
      <text:p text:style-name="P10">BASES DE DATOS<text:s/></text:p>
      <text:p text:style-name="P11">LENGUAJE DE MARCAS</text:p>
      <text:p text:style-name="P12">DESARROLLO ENTORNO CLIENTE</text:p>
      <text:p text:style-name="P13">DESARROLLO ENTORNO SERVIDOR</text:p>
      <text:p text:style-name="P14">DISEÑO DE INTERFACES WEB</text:p>
      <text:p text:style-name="P15">DESPLIEGUE DE APLICACIONES WEB</text:p>
      <text:p text:style-name="P16">ENTORNOS DE DESARROLLO</text:p>
      <text:h text:style-name="P17" text:outline-level="1">TECNOLOGÍAS Y HERRAMIENTAS</text:h>
      <text:p text:style-name="P18"/>
      <text:list text:style-name="LFO1" text:continue-numbering="true">
        <text:list-item>
          <text:p text:style-name="P19">Front-end:<text:s/>wordpress para el maquetado de la pagina web con html y css.</text:p>
        </text:list-item>
        <text:list-item>
          <text:p text:style-name="P20">Back-end:<text:s/>PHP<text:s/>con<text:s/>Laravel<text:s/>para la lógica del servidor.</text:p>
        </text:list-item>
        <text:list-item>
          <text:p text:style-name="P21">IDE:<text:s/>Visual studio code para el desarrollo y depuración del back y el front.</text:p>
        </text:list-item>
        <text:list-item>
          <text:p text:style-name="P22">Base de datos: MYSQL</text:p>
        </text:list-item>
        <text:list-item>
          <text:p text:style-name="P23">Control de Versiones: Git para el control de versiones.</text:p>
        </text:list-item>
        <text:list-item>
          <text:p text:style-name="P24">Frameworks adicionales para autenticación, seguridad y pruebas.</text:p>
        </text:list-item>
      </text:list>
      <text:h text:style-name="P25" text:outline-level="1">APARTADOS A IMPLEMENTAR</text:h>
      <text:p text:style-name="P26">Los apartados a implementar en la aplicación "Restaurante Shangai" incluyen:</text:p>
      <text:list text:style-name="LFO2" text:continue-numbering="true">
        <text:list-item>
          <text:p text:style-name="P27">Menú en Línea: Los clientes podrán ver el menú del restaurante en línea, con descripciones detalladas de los platos y precios.</text:p>
        </text:list-item>
        <text:list-item>
          <text:p text:style-name="P28">Pedidos en Línea: Los clientes podrán realizar pedidos en línea y realizar pagos a través de una pasarela de pago segura.</text:p>
        </text:list-item>
        <text:list-item>
          <text:p text:style-name="P29">Reservas de Mesa en Línea: Los clientes podrán reservar mesas en línea, seleccionando fecha, hora y número de comensales.</text:p>
        </text:list-item>
        <text:list-item>
          <text:p text:style-name="P30">Administración de Pedidos: El personal del restaurante tendrá acceso a una interfaz de administración para gestionar pedidos en tiempo real.</text:p>
        </text:list-item>
        <text:list-item>
          <text:p text:style-name="P31">Gestión de Reservas: El personal podrá administrar las reservas de mesa, confirmar o rechazar solicitudes y realizar un seguimiento de la disponibilidad.</text:p>
        </text:list-item>
        <text:list-item>
          <text:p text:style-name="P32">Interfaz de Usuario Responsiva: Asegura que la interfaz de usuario sea amigable y responsive, para adaptarse a diferentes tamaños de pantalla, incluidos dispositivos móviles.</text:p>
        </text:list-item>
      </text:list>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guel Anton</meta:initial-creator>
    <dc:creator>miguel anton ortiz</dc:creator>
    <meta:creation-date>2023-10-15T21:41:00Z</meta:creation-date>
    <dc:date>2023-10-15T21:42:00Z</dc:date>
    <meta:print-date>2023-10-06T18:17:00Z</meta:print-date>
    <meta:template xlink:href="Normal" xlink:type="simple"/>
    <meta:editing-cycles>2</meta:editing-cycles>
    <meta:editing-duration>PT120S</meta:editing-duration>
    <meta:document-statistic meta:page-count="2" meta:paragraph-count="4" meta:word-count="332" meta:character-count="2159" meta:row-count="15" meta:non-whitespace-character-count="1831"/>
  </office:meta>
</office:document-meta>
</file>